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底" svg:font-family="標楷底"/>
    <style:font-face style:name="Arial2" svg:font-family="Arial" style:font-family-generic="swiss"/>
    <style:font-face style:name="標楷體" svg:font-family="標楷體" style:font-family-generic="script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font-name-asian="標楷體"/>
    </style:style>
    <style:style style:name="T2" style:family="text">
      <style:text-properties officeooo:rsid="001a90d3" style:font-name-asian="標楷體"/>
    </style:style>
    <style:style style:name="T3" style:family="text">
      <style:text-properties style:font-name="Segoe Script" style:font-name-asian="標楷體"/>
    </style:style>
    <style:style style:name="T4" style:family="text">
      <style:text-properties fo:font-weight="bold" style:font-name-asian="標楷體" style:font-weight-asian="bold" style:font-weight-complex="bold"/>
    </style:style>
    <style:style style:name="T5" style:family="text">
      <style:text-properties fo:font-weight="normal" style:font-name-asian="Segoe Script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Arial1" style:font-weight-asian="normal" style:font-weight-complex="normal"/>
    </style:style>
    <style:style style:name="T8" style:family="text">
      <style:text-properties fo:font-weight="normal" style:font-name-asian="標楷體" style:font-weight-asian="normal" style:font-weight-complex="normal"/>
    </style:style>
    <style:style style:name="T9" style:family="text">
      <style:text-properties style:font-name-asian="標楷底"/>
    </style:style>
    <style:style style:name="T10" style:family="text">
      <style:text-properties style:font-name="Segoe Script" style:font-name-asian="標楷體"/>
    </style:style>
    <style:style style:name="T11" style:family="text">
      <style:text-properties style:font-name="Segoe Print" style:font-name-asian="標楷體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4221431" text:style-name="L1">
        <text:list-item>
          <text:p text:style-name="P1"><text:span text:style-name="T1">表決：</text:span><text:span text:style-name="T3">½+1</text:span><text:span text:style-name="T1">多數或</text:span><text:span text:style-name="T7">⅔</text:span><text:span text:style-name="T1">多數</text:span></text:p>
        </text:list-item>
        <text:list-item>
          <text:p text:style-name="P1"><text:span text:style-name="T1">正式辯論：原則上每位代表</text:span><text:span text:style-name="T3">60</text:span><text:span text:style-name="T1">秒</text:span></text:p>
        </text:list-item>
        <text:list-item>
          <text:p text:style-name="P1"><text:span text:style-name="T1">讓渡：</text:span></text:p>
        </text:list-item>
      </text:list>
      <text:list xml:id="list176220036" text:style-name="L3">
        <text:list-item>
          <text:list>
            <text:list-item>
              <text:p text:style-name="P2"><text:span text:style-name="T1">讓渡給主席：主席繼續進行發言名單。</text:span></text:p>
            </text:list-item>
            <text:list-item>
              <text:p text:style-name="P2"><text:span text:style-name="T1">讓渡給</text:span><text:span text:style-name="T4">別國代表</text:span><text:span text:style-name="T8">：被讓渡代表用剩下時間發言。</text:span></text:p>
            </text:list-item>
            <text:list-item>
              <text:p text:style-name="P3"><text:span text:style-name="T1">讓渡給問題：提問不占時間</text:span><text:span text:style-name="T2">，代表在剩下時間內回答。</text:span></text:p>
            </text:list-item>
            <text:list-item>
              <text:p text:style-name="P3"><text:span text:style-name="T1">讓渡給評論：主席挑選最多</text:span><text:span text:style-name="T3">2</text:span><text:span text:style-name="T1">位代表，針對代表發言進行</text:span><text:span text:style-name="T3">30</text:span><text:span text:style-name="T1">秒內的評論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底" svg:font-family="標楷底"/>
    <style:font-face style:name="Arial2" svg:font-family="Arial" style:font-family-generic="swiss"/>
    <style:font-face style:name="標楷體" svg:font-family="標楷體" style:font-family-generic="script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48:27.616000000</meta:creation-date>
    <dc:date>2022-10-07T06:24:37.797000000</dc:date>
    <meta:editing-duration>PT8M3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7" meta:word-count="129" meta:character-count="136" meta:non-whitespace-character-count="136"/>
  </office:meta>
</office:document-meta>
</file>